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miri" svg:font-family="Amiri"/>
    <style:font-face style:name="Liberation Sans" svg:font-family="'Liberation Sans'" style:font-family-generic="swiss" style:font-pitch="variable"/>
    <style:font-face style:name="Mada" svg:font-family="Mada"/>
    <style:font-face style:name="Noto Sans CJK JP Regular" svg:font-family="'Noto Sans CJK JP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⁄∕⁄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miri" svg:font-family="Amiri"/>
    <style:font-face style:name="Liberation Sans" svg:font-family="'Liberation Sans'" style:font-family-generic="swiss" style:font-pitch="variable"/>
    <style:font-face style:name="Mada" svg:font-family="Mada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miri" fo:font-size="12pt" fo:language="en" fo:country="US" style:letter-kerning="true" style:font-name-asian="Noto Sans CJK JP Regular" style:font-size-asian="10.5pt" style:language-asian="zh" style:country-asian="CN" style:font-name-complex="Amiri" style:font-size-complex="12pt" style:language-complex="ar" style:country-complex="EG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9in" style:writing-mode="page"/>
      <style:text-properties style:use-window-font-color="true" loext:opacity="0%" style:font-name="Amiri" fo:font-size="12pt" fo:language="en" fo:country="US" style:letter-kerning="true" style:font-name-asian="Noto Sans CJK JP Regular" style:font-size-asian="10.5pt" style:language-asian="zh" style:country-asian="CN" style:font-name-complex="Amiri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Amiri" style:font-family-complex="Ami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miri" fo:font-family="Amiri" style:font-size-asian="12pt" style:font-name-complex="Mada" style:font-family-complex="Mad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miri" fo:font-family="Amiri" fo:font-size="12pt" fo:font-style="italic" style:font-size-asian="12pt" style:font-style-asian="italic" style:font-name-complex="Mada" style:font-family-complex="Ma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miri" fo:font-family="Amiri" style:font-size-asian="12pt" style:font-name-complex="Mada" style:font-family-complex="Mada"/>
    </style:style>
    <style:style style:name="_5f__5f_XXX_5f__5f__5f_invalid" style:display-name="__XXX___invalid" style:family="text"/>
    <text:outline-style style:name="Outline">
      <text:outline-level-style text:level="1" text:style-name="_5f__5f_XXX_5f__5f__5f_invalid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_5f__5f_XXX_5f__5f__5f_invalid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_5f__5f_XXX_5f__5f__5f_invalid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_5f__5f_XXX_5f__5f__5f_invalid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_5f__5f_XXX_5f__5f__5f_invalid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_5f__5f_XXX_5f__5f__5f_invalid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_5f__5f_XXX_5f__5f__5f_invalid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_5f__5f_XXX_5f__5f__5f_invalid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_5f__5f_XXX_5f__5f__5f_invalid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_5f__5f_XXX_5f__5f__5f_invalid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23T17:58:23.777415548</meta:creation-date>
    <dc:date>2022-08-01T22:27:46.504567865</dc:date>
    <meta:editing-duration>PT13M38S</meta:editing-duration>
    <meta:editing-cycles>5</meta:editing-cycles>
    <meta:generator>LibreOfficeDev/7.5.0.0.alpha0$MacOSX_X86_64 LibreOffice_project/7306a8850ceef88f165b1d765562e0e0fa6d0bb7</meta:generator>
    <meta:document-statistic meta:table-count="0" meta:image-count="0" meta:object-count="0" meta:page-count="1" meta:paragraph-count="1" meta:word-count="1" meta:character-count="3" meta:non-whitespace-character-count="3"/>
  </office:meta>
</office:document-meta>
</file>